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05b08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2e096" officeooo:paragraph-rsid="0006277a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2" style:family="text">
      <style:text-properties officeooo:rsid="0005b08f"/>
    </style:style>
    <style:style style:name="T3" style:family="text">
      <style:text-properties fo:color="#223748"/>
    </style:style>
    <style:style style:name="T4" style:family="text">
      <style:text-properties fo:color="#223748" officeooo:rsid="0023ab88"/>
    </style:style>
    <style:style style:name="T5" style:family="text">
      <style:text-properties fo:color="#223748" officeooo:rsid="00062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2">THE FLAG</text:span></text:p>
      <text:p text:style-name="P1"/>
      <text:p text:style-name="P2"><text:span text:style-name="T5">FLAG</text:span><text:span text:style-name="T3">(</text:span><text:span text:style-name="T5">tuck/stand down/stand up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33:05.572000000</meta:creation-date>
    <dc:date>2016-09-17T14:01:41.757000000</dc:date>
    <meta:editing-duration>PT14H36M2S</meta:editing-duration>
    <meta:editing-cycles>2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2" meta:word-count="7" meta:character-count="48" meta:non-whitespace-character-count="43"/>
  </office:meta>
</office:document-meta>
</file>